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aa36" officeooo:paragraph-rsid="001daa36"/>
    </style:style>
    <style:style style:name="P2" style:family="paragraph" style:parent-style-name="Standard">
      <style:paragraph-properties fo:text-align="center" style:justify-single-word="false"/>
      <style:text-properties fo:font-size="15pt" officeooo:rsid="001daa36" officeooo:paragraph-rsid="001daa36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1daa36" officeooo:paragraph-rsid="001daa36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daa36" officeooo:paragraph-rsid="001daa3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daa36" officeooo:paragraph-rsid="001daa36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daa36" officeooo:paragraph-rsid="001f30dc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f50ca" officeooo:paragraph-rsid="001f50ca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du projet de Développement d’application nomade</text:p>
      <text:p text:style-name="P3"/>
      <text:p text:style-name="P4">Se qui a été fait :</text:p>
      <text:p text:style-name="P4">- Création, modification, suppression des tâches</text:p>
      <text:p text:style-name="P4">- Gestion de priorité</text:p>
      <text:p text:style-name="P4">- Gestion des deadlines</text:p>
      <text:p text:style-name="P4">- Possibilité de trier par priorité ou par deadline</text:p>
      <text:p text:style-name="P4">- Base de données internet (via Sugar ORM)</text:p>
      <text:p text:style-name="P4">- Base de données externe (via FireBase)</text:p>
      <text:p text:style-name="P4">- Gestion de l’avancement des tâches (par une barre de progression)</text:p>
      <text:p text:style-name="P4">- Système d’alarme</text:p>
      <text:p text:style-name="P6">- Afficher un widget sur l’écran d'accueil affichant une sélection de tâches</text:p>
      <text:p text:style-name="P4">- <text:s/>partager la tâche avec d’autres applications/utilisateurs (envoi par mail, sms, bluetooth,…) </text:p>
      <text:p text:style-name="P4"/>
      <text:p text:style-name="P4">Se qu’il resterait à faire :</text:p>
      <text:p text:style-name="P4"/>
      <text:p text:style-name="P4">- De travailler à plusieurs sur une tâche et assigner des sous tâches aux participants</text:p>
      <text:p text:style-name="P4">- d’exposer les données de l’application par un content provider</text:p>
      <text:p text:style-name="P4"/>
      <text:p text:style-name="P7">limiter acces taches (en fonction de l’utilisateur) → actuellement affiche les taches de tout le monde</text:p>
      <text:p text:style-name="P7">lors authentification, dans code, considere comme pas authentifié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aa36" officeooo:paragraph-rsid="001daa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NAULT Alexis</text:p>
        <text:p text:style-name="MP1">BREGEON Dany</text:p>
        <text:p text:style-name="MP1">MONET Lois</text:p>
        <text:p text:style-name="MP1">PITROU Adri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5:23:53.288042095</meta:creation-date>
    <dc:date>2019-01-13T20:23:02.338617713</dc:date>
    <meta:editing-duration>PT3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52" meta:character-count="951" meta:non-whitespace-character-count="817"/>
  </office:meta>
</office:document-meta>
</file>